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356" officeooo:paragraph-rsid="000e1356"/>
    </style:style>
    <style:style style:name="P2" style:family="paragraph" style:parent-style-name="Standard">
      <style:text-properties officeooo:rsid="000e1356" officeooo:paragraph-rsid="000e13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javascript utili</text:p>
      <text:p text:style-name="P1"/>
      <text:p text:style-name="P1"><text:a xlink:type="simple" xlink:href="https://www.skillbook.it/Blog/Details/2139" text:style-name="Internet_20_link" text:visited-style-name="Visited_20_Internet_20_Link">https://www.skillbook.it/Blog/Details/2139</text:a></text:p>
      <text:p text:style-name="P1"/>
      <text:p text:style-name="P1"><text:a xlink:type="simple" xlink:href="http://www.prof.accarino.altervista.org/javascript.htm" text:style-name="Internet_20_link" text:visited-style-name="Visited_20_Internet_20_Link">http://www.prof.accarino.altervista.org/javascript.htm</text:a></text:p>
      <text:p text:style-name="P1"/>
      <text:p text:style-name="P1"><text:a xlink:type="simple" xlink:href="https://amslaurea.unibo.it/5653/1/gombi_stefano_tesi.pdf" text:style-name="Internet_20_link" text:visited-style-name="Visited_20_Internet_20_Link">https://amslaurea.unibo.it/5653/1/gombi_stefano_tesi.pdf</text:a></text:p>
      <text:p text:style-name="P1"/>
      <text:p text:style-name="P1"><text:a xlink:type="simple" xlink:href="https://www.mrw.it/javascript/lavorare-file-modulo-fs_12439.html" text:style-name="Internet_20_link" text:visited-style-name="Visited_20_Internet_20_Link">https://www.mrw.it/javascript/lavorare-file-modulo-fs_12439.html</text:a></text:p>
      <text:p text:style-name="P1"/>
      <text:p text:style-name="P1"><text:a xlink:type="simple" xlink:href="https://www.it-swarm.it/it/javascript/scrittura-di-file-node.js/968129638/" text:style-name="Internet_20_link" text:visited-style-name="Visited_20_Internet_20_Link">https://www.it-swarm.it/it/javascript/scrittura-di-file-node.js/968129638/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06:58:23.579000000</meta:creation-date>
    <dc:date>2021-11-18T07:19:25.835000000</dc:date>
    <meta:editing-duration>PT7M10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6" meta:word-count="8" meta:character-count="311" meta:non-whitespace-character-count="309"/>
  </office:meta>
</office:document-meta>
</file>